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5743in"/>
    </style:style>
    <style:style style:name="Table1.B" style:family="table-column">
      <style:table-column-properties style:column-width="4.3507in"/>
    </style:style>
    <style:style style:name="Table1.1" style:family="table-row">
      <style:table-row-properties fo:background-color="#fbfbfb">
        <style:background-image/>
      </style:table-row-properties>
    </style:style>
    <style:style style:name="Table1.A1" style:family="table-cell">
      <style:table-cell-properties style:vertical-align="middle" fo:padding="0in" fo:border="none"/>
    </style:style>
    <style:style style:name="P1" style:family="paragraph" style:parent-style-name="Standard">
      <style:text-properties fo:font-size="15pt" officeooo:rsid="0004d82d" officeooo:paragraph-rsid="0004d82d" style:font-size-asian="15pt" style:font-size-complex="15pt"/>
    </style:style>
    <style:style style:name="P2" style:family="paragraph" style:parent-style-name="Standard">
      <style:text-properties fo:font-size="15pt" style:text-underline-style="solid" style:text-underline-width="auto" style:text-underline-color="font-color" fo:font-weight="bold" officeooo:rsid="0004d82d" officeooo:paragraph-rsid="0004d82d" style:font-size-asian="15pt" style:font-weight-asian="bold" style:font-size-complex="15pt" style:font-weight-complex="bold"/>
    </style:style>
    <style:style style:name="P3" style:family="paragraph" style:parent-style-name="Standard">
      <style:text-properties fo:font-size="12pt" officeooo:rsid="0004d82d" officeooo:paragraph-rsid="0004d82d" style:font-size-asian="10.5pt" style:font-size-complex="12pt"/>
    </style:style>
    <style:style style:name="P4" style:family="paragraph" style:parent-style-name="Standard" style:list-style-name="L1">
      <style:text-properties fo:font-size="12pt" officeooo:rsid="0004d82d" officeooo:paragraph-rsid="0004d82d" style:font-size-asian="10.5pt" style:font-size-complex="12pt"/>
    </style:style>
    <style:style style:name="P5" style:family="paragraph" style:parent-style-name="Standard">
      <style:text-properties fo:font-size="12pt" fo:font-weight="bold" officeooo:rsid="0004d82d" officeooo:paragraph-rsid="0004d82d" style:font-size-asian="10.5pt" style:font-weight-asian="bold" style:font-size-complex="12pt" style:font-weight-complex="bold"/>
    </style:style>
    <style:style style:name="P6" style:family="paragraph" style:parent-style-name="Standard">
      <style:text-properties fo:font-size="12pt" fo:font-weight="bold" officeooo:paragraph-rsid="0004d82d"/>
    </style:style>
    <style:style style:name="P7" style:family="paragraph" style:parent-style-name="Standard">
      <style:text-properties fo:font-size="12pt" fo:font-weight="bold" officeooo:rsid="0004d82d" officeooo:paragraph-rsid="0004d82d"/>
    </style:style>
    <style:style style:name="P8" style:family="paragraph" style:parent-style-name="Standard">
      <style:text-properties fo:font-size="12pt" fo:font-weight="bold" officeooo:rsid="0006d2ab" officeooo:paragraph-rsid="0006d2ab"/>
    </style:style>
    <style:style style:name="P9" style:family="paragraph" style:parent-style-name="Standard">
      <style:text-properties fo:font-size="12pt" fo:font-weight="bold" officeooo:rsid="00087e26" officeooo:paragraph-rsid="00087e26"/>
    </style:style>
    <style:style style:name="P10" style:family="paragraph" style:parent-style-name="Standard">
      <style:text-properties fo:font-size="12pt" fo:font-weight="bold" officeooo:paragraph-rsid="00087e26"/>
    </style:style>
    <style:style style:name="P11" style:family="paragraph" style:parent-style-name="Standard">
      <style:text-properties fo:font-size="12pt" fo:font-weight="bold" officeooo:rsid="0009c6cb" officeooo:paragraph-rsid="0009c6cb"/>
    </style:style>
    <style:style style:name="P12" style:family="paragraph" style:parent-style-name="Standard">
      <style:text-properties fo:font-size="12pt" fo:font-weight="bold" officeooo:rsid="000ac1bf" officeooo:paragraph-rsid="000ac1bf" style:font-weight-asian="bold" style:font-weight-complex="bold"/>
    </style:style>
    <style:style style:name="P13" style:family="paragraph" style:parent-style-name="Standard">
      <style:text-properties fo:font-size="12pt" officeooo:paragraph-rsid="0009c6cb"/>
    </style:style>
    <style:style style:name="P14" style:family="paragraph" style:parent-style-name="Standard">
      <style:text-properties officeooo:paragraph-rsid="00087e26"/>
    </style:style>
    <style:style style:name="P15" style:family="paragraph" style:parent-style-name="Standard">
      <style:text-properties style:font-name="Liberation Serif" fo:font-size="12pt" fo:font-weight="bold" officeooo:rsid="0006d2ab" officeooo:paragraph-rsid="0006d2ab" style:font-size-asian="12pt" style:font-weight-asian="bold" style:font-size-complex="12pt" style:font-weight-complex="bold"/>
    </style:style>
    <style:style style:name="P16" style:family="paragraph" style:parent-style-name="Standard">
      <style:text-properties fo:color="#000000" fo:font-size="12pt" fo:font-weight="bold" officeooo:rsid="0006d2ab" officeooo:paragraph-rsid="0006d2ab"/>
    </style:style>
    <style:style style:name="P17" style:family="paragraph" style:parent-style-name="Standard">
      <style:text-properties fo:font-weight="bold" officeooo:rsid="000ac1bf" officeooo:paragraph-rsid="000ac1bf" style:font-weight-asian="bold" style:font-weight-complex="bold"/>
    </style:style>
    <style:style style:name="P18" style:family="paragraph" style:parent-style-name="Standard">
      <style:text-properties officeooo:paragraph-rsid="000ac1bf"/>
    </style:style>
    <style:style style:name="P19" style:family="paragraph" style:parent-style-name="Standard">
      <style:text-properties officeooo:rsid="000ac1bf" officeooo:paragraph-rsid="000ac1bf"/>
    </style:style>
    <style:style style:name="P20" style:family="paragraph" style:parent-style-name="Table_20_Contents">
      <style:text-properties fo:color="#333333" style:font-name="Helvetica" fo:font-size="9.75pt"/>
    </style:style>
    <style:style style:name="P21" style:family="paragraph" style:parent-style-name="Table_20_Contents">
      <style:text-properties fo:color="#888a85" style:font-name="Helvetica" fo:font-size="9.75pt"/>
    </style:style>
    <style:style style:name="P22" style:family="paragraph" style:parent-style-name="Table_20_Contents">
      <style:text-properties fo:font-size="2pt" style:font-size-asian="2pt" style:font-size-complex="2pt"/>
    </style:style>
    <style:style style:name="T1" style:family="text">
      <style:text-properties fo:font-variant="normal" fo:text-transform="none" fo:color="#000000" style:font-name="Liberation Serif" fo:letter-spacing="normal" fo:font-style="normal" style:font-size-asian="12pt" style:font-weight-asian="bold" style:font-size-complex="12pt" style:font-weight-complex="bold"/>
    </style:style>
    <style:style style:name="T2" style:family="text">
      <style:text-properties fo:font-variant="normal" fo:text-transform="none" fo:color="#000000" style:font-name="Liberation Serif" fo:letter-spacing="normal" fo:font-style="normal" officeooo:rsid="000ac1bf" style:font-size-asian="12pt" style:font-weight-asian="bold" style:font-size-complex="12pt" style:font-weight-complex="bold"/>
    </style:style>
    <style:style style:name="T3" style:family="text">
      <style:text-properties fo:font-variant="normal" fo:text-transform="none" fo:color="#000000" style:font-name="Liberation Serif" fo:letter-spacing="normal" fo:font-style="normal" style:font-size-asian="12pt" style:font-size-complex="12pt"/>
    </style:style>
    <style:style style:name="T4" style:family="text">
      <style:text-properties fo:font-variant="normal" fo:text-transform="none" fo:color="#000000" style:font-name="Liberation Serif" fo:letter-spacing="normal" fo:font-style="normal" fo:font-weight="bold" officeooo:rsid="0009c6cb" style:font-size-asian="12pt" style:font-weight-asian="bold" style:font-size-complex="12pt" style:font-weight-complex="bold"/>
    </style:style>
    <style:style style:name="T5" style:family="text">
      <style:text-properties fo:font-variant="normal" fo:text-transform="none" fo:color="#000000" style:font-name="Liberation Serif" fo:letter-spacing="normal" fo:font-style="normal" fo:font-weight="bold" officeooo:rsid="000ac1bf"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bold" officeooo:rsid="00087e26"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fo:font-weight="bold" officeooo:rsid="000ac1bf"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0" style:family="text">
      <style:text-properties officeooo:rsid="0004d82d" style:font-size-asian="10.5pt" style:font-weight-asian="bold" style:font-size-complex="12pt" style:font-weight-complex="bold"/>
    </style:style>
    <style:style style:name="T11" style:family="text">
      <style:text-properties officeooo:rsid="00087e26"/>
    </style:style>
    <style:style style:name="T12" style:family="text">
      <style:text-properties fo:color="#5c3566" style:font-name="Helvetica" fo:font-size="9.75pt" style:text-underline-style="solid" style:text-underline-width="auto" style:text-underline-color="font-color"/>
    </style:style>
    <style:style style:name="T13" style:family="text">
      <style:text-properties fo:color="#333333" style:font-name="Helvetica" fo:font-size="9.75pt" style:font-name-asian="Helvetica" style:font-size-asian="9.75pt" style:font-name-complex="Helvetica" style:font-size-complex="9.75pt"/>
    </style:style>
    <style:style style:name="T14" style:family="text">
      <style:text-properties officeooo:rsid="000ac1b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ugins</text:p>
      <text:p text:style-name="P1"/>
      <text:p text:style-name="P5">1. GIT plugin – Integrates GIT with Jenkins</text:p>
      <text:p text:style-name="P3"/>
      <text:list xml:id="list3089869484077494487" text:style-name="L1">
        <text:list-item>
          <text:p text:style-name="P4">GitHub Pull Request Builder – builds pull requests in github and reports results</text:p>
        </text:list-item>
        <text:list-item>
          <text:p text:style-name="P4">Git server plugin – allows Jenkins to act as a Git Server</text:p>
        </text:list-item>
      </text:list>
      <text:p text:style-name="P3"/>
      <text:p text:style-name="P6"><text:span text:style-name="T10">2. graphiteIntegrator – allows you to send these metrics: </text:span><text:span text:style-name="T1">number of tests, tests skipped, tests failed, build duration, cobertura total line coverage and cobertura total branch coverage to one or more graphite servers. If you don't have a graphite server you can use : https://www.hostedgraphite.com to test. For cobertura metrics you need to install cobertura plugin and run cobertura:cobertura in goals section. Be sure to run jenkins in a Jdk 7, because the plugin only works with this version of jdk.</text:span></text:p>
      <text:p text:style-name="P6"/>
      <text:p text:style-name="P12"><text:span text:style-name="T3">3</text:span><text:span text:style-name="T1">. Metrics Graphite Plugin – streams Metrics to a Graphite Server (also need Metrics Plugin)</text:span></text:p>
      <text:p text:style-name="P6"/>
      <text:p text:style-name="P7"><text:span text:style-name="T2">4</text:span><text:span text:style-name="T1">. Build Publisher Plugin – allows records from one Jenkins to be published on another Jenkins</text:span></text:p>
      <text:p text:style-name="P7"><text:span text:style-name="T1"/></text:p>
      <text:p text:style-name="P8"><text:span text:style-name="T2">5.</text:span><text:span text:style-name="T1"> HTTP POST Plugin – allows you to publish the artifacts via HTTP Post to an URL</text:span></text:p>
      <text:p text:style-name="P8"><text:span text:style-name="T1"/></text:p>
      <text:p text:style-name="P8"><text:span text:style-name="T2">6</text:span><text:span text:style-name="T1">. Audit to Database Plugin – provides database audit functionality to Jenkins. <text:s/>Allows recording build information to database, including build parameters (if any), the node where the build is executed, and the user who started the build</text:span></text:p>
      <text:p text:style-name="P8"/>
      <text:p text:style-name="P8"><text:span text:style-name="T2">7</text:span><text:span text:style-name="T1">. Several plugins for login functionality if we so choose:CAS Plugin, Google Login Plugin, Crowd Plugin etc.</text:span></text:p>
      <text:p text:style-name="P16"/>
      <text:p text:style-name="P14"><text:span text:style-name="T8">8</text:span><text:span text:style-name="T7">. Analysis Collector Plugin – (Build Reports) - </text:span><text:span text:style-name="T6">This plug-in is an add-on for the plug-ins </text:span><text:a xlink:type="simple" xlink:href="http://localhost:8080/pluginManager/Checkstyle%20Plugin"><text:span text:style-name="T9">Checkstyle</text:span></text:a><text:span text:style-name="T6">, </text:span><text:a xlink:type="simple" xlink:href="http://localhost:8080/pluginManager/DRY%20Plugin"><text:span text:style-name="T9">Dry</text:span></text:a><text:span text:style-name="T6">, </text:span><text:a xlink:type="simple" xlink:href="http://localhost:8080/pluginManager/FindBugs%20Plugin"><text:span text:style-name="T9">FindBugs</text:span></text:a><text:span text:style-name="T6">,</text:span><text:a xlink:type="simple" xlink:href="http://localhost:8080/pluginManager/PMD%20Plugin"><text:span text:style-name="T9">PMD</text:span></text:a><text:span text:style-name="T6">, </text:span><text:a xlink:type="simple" xlink:href="http://localhost:8080/pluginManager/Task%20Scanner%20Plugin"><text:span text:style-name="T9">Task Scanner</text:span></text:a><text:span text:style-name="T6">, and </text:span><text:a xlink:type="simple" xlink:href="http://localhost:8080/pluginManager/Warnings%20Plugin"><text:span text:style-name="T9">Warnings</text:span></text:a><text:span text:style-name="T6">: the plug-in collects the different analysis results and shows the results in a combined trend graph. Additionally, the plug-in provides health reporting and build stability based on these combined results.</text:span></text:p>
      <text:p text:style-name="P15"/>
      <text:p text:style-name="P9"><text:span text:style-name="T14">9</text:span>. Build Environment Plugin – Shows information about the environment of a build and gives the option to compare the environments of two builds?</text:p>
      <text:p text:style-name="P9"/>
      <text:p text:style-name="P9"><text:span text:style-name="T14">10</text:span>. build-metrics-plugin – uses the results from the global bild stats plugin to generate some basic build metrics?</text:p>
      <text:p text:style-name="P9"/>
      <text:p text:style-name="P10"><text:span text:style-name="T14">11. Build Monitor Plugin - </text:span><text:span text:style-name="T1">Build Monitor Plugin provides a highly visible view of the status of selected Jenkins jobs. It easily accommodates different computer screen sizes and is ideal as an Extreme Feedback Device to be displayed on a screen on your office wall. (Inspired by the no longer maintained RadiatorView plugin).</text:span></text:p>
      <text:p text:style-name="P10"/>
      <text:p text:style-name="P13"><text:span text:style-name="T4">1</text:span><text:span text:style-name="T5">2</text:span><text:span text:style-name="T4">. </text:span><text:bookmark text:name="plugins"/></text:p>
      <table:table table:name="Table1" table:style-name="Table1">
        <table:table-column table:style-name="Table1.A"/>
        <table:table-column table:style-name="Table1.B"/>
        <table:table-row table:style-name="Table1.1">
          <table:table-cell table:style-name="Table1.A1" office:value-type="string">
            <text:p text:style-name="Table_20_Contents"><text:a xlink:type="simple" xlink:href="https://wiki.jenkins-ci.org/display/JENKINS/Copy+Artifact+Plugin"><text:span text:style-name="T12">Copy Artifact Plugin</text:span></text:a></text:p>
            <text:p text:style-name="P21">Adds a build step to copy artifacts from another project.</text:p>
          </table:table-cell>
          <table:table-cell table:style-name="Table1.A1" office:value-type="string">
            <text:p text:style-name="P20">1.34</text:p>
          </table:table-cell>
        </table:table-row>
        <table:table-row>
          <table:table-cell table:style-name="Table1.A1" office:value-type="string">
            <text:p text:style-name="P22"/>
          </table:table-cell>
          <table:table-cell table:style-name="Table1.A1" office:value-type="string">
            <text:p text:style-name="Table_20_Contents"><text:a xlink:type="simple" xlink:href="https://wiki.jenkins-ci.org/display/JENKINS/Fingerprint+Plugin"><text:span text:style-name="T12">Fingerprint Plugin</text:span></text:a></text:p>
            <text:p text:style-name="P21">Adds the ability to generate fingerprints as build steps instead of waiting <text:soft-page-break/>for a build to complete.</text:p>
          </table:table-cell>
        </table:table-row>
      </table:table>
      <text:p text:style-name="P11"/>
      <text:p text:style-name="P11"><text:span text:style-name="T1">1</text:span><text:span text:style-name="T2">3</text:span><text:span text:style-name="T1">. DTMakes it possible to convert outputs form the metric tools execution into unified outputs</text:span></text:p>
      <text:p text:style-name="P11"/>
      <text:p text:style-name="P11"><text:span text:style-name="T1">1</text:span><text:span text:style-name="T2">4</text:span><text:span text:style-name="T1">. <text:s/>JSUnit and Selenium plugins</text:span></text:p>
      <text:p text:style-name="P11"/>
      <text:p text:style-name="P11"><text:span text:style-name="T1">1</text:span><text:span text:style-name="T2">5</text:span><text:span text:style-name="T1">. Python Plugin – adds the ability to execute python scripts as build steps</text:span></text:p>
      <text:p text:style-name="P11"/>
      <text:p text:style-name="P18"><text:span text:style-name="T8">16. Build Flow Test Aggregator Plugin - </text:span><text:span text:style-name="T6">h2. Overview Build Flow Test Aggregator is the simplest way to aggregate test results from builds started dynamically by the </text:span><text:a xlink:type="simple" xlink:href="https://wiki.jenkins-ci.org/display/JENKINS/Build+Flow+Plugin"><text:span text:style-name="T9">build flow job</text:span></text:a><text:span text:style-name="T6">. It's a post-build step that only shows up for build flow projects. Normally to aggregate test results Jenkins has to "understand" the upstream - downstream dependencies between jobs. This can be achieved by generating an artifact in job1 and fingerprinting that archive from all the downstream jobs. But even then you'd have to have a separate job where you aggregate test results, which is not convenient. Build Flow Test Aggregator simply loops over all of the builds scheduled by a flow run and retrieves and aggregates test results if there are any. The test results will be available just like any other test results, it will show aggregated results and statistics, with links to each individual test for further inspection: !</text:span><text:a xlink:type="simple" xlink:href="http://cl.ly/image/2S1k221G1k0W/Image%202014-11-07%20at%201.37.40%20pm.png">http://cl.ly/image/2S1k221G1k0W/Image%202014-11-07%20at%201.37.40%20pm.png</text:a><text:span text:style-name="T6">|border=1!</text:span></text:p>
      <text:p text:style-name="P18"/>
      <text:p text:style-name="P17">17. Chef plugin – run chef-client remotely under Jenkins CI (relevant?)</text:p>
      <text:p text:style-name="P17"><text:tab/><text:tab/><text:tab/>Also Chef Tracking Plugin</text:p>
      <text:p text:style-name="P17"/>
      <text:p text:style-name="P17">18. Plugins for Disabling builds and deleting logs</text:p>
      <text:p text:style-name="P17"/>
      <text:p text:style-name="P17">19. <text:s/>Node Stalker Plugin – Allows you to configure jobs to run on the same node, and if desired the same workspace, as another job</text:p>
      <text:p text:style-name="P17"/>
      <text:p text:style-name="P17"/>
      <text:p text:style-name="P17">20. Test stability plugin – adds historical information about the stability of tests – i.e. percentage of how often they failed</text:p>
      <text:p text:style-name="P19"/>
      <text:p text:style-name="P19"><text:span text:style-name="T6">Build Pipeline – builds that are related together (possibly in graphical format)</text:span></text:p>
      <text:p text:style-name="P19"/>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1:31:49.902386342</meta:creation-date>
    <dc:date>2015-02-22T13:01:12.708620270</dc:date>
    <meta:editing-duration>PT28M40S</meta:editing-duration>
    <meta:editing-cycles>1</meta:editing-cycles>
    <meta:document-statistic meta:table-count="1" meta:image-count="0" meta:object-count="0" meta:page-count="2" meta:paragraph-count="30" meta:word-count="650" meta:character-count="4136" meta:non-whitespace-character-count="3494"/>
    <meta:generator>LibreOffice/4.2.7.2$Linux_X86_64 LibreOffice_project/420m0$Build-2</meta:generator>
  </office:meta>
</office:document-meta>
</file>